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dvTTebabd7da" svg:font-family="AdvTTebabd7da" style:font-family-generic="swiss" svg:panose-1="0 0 0 0 0 0 0 0 0 0"/>
    <style:font-face style:name="AdvTTb5929f4c" svg:font-family="AdvTTb5929f4c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7104in"/>
    </style:style>
    <style:style style:name="TableColumn5" style:family="table-column">
      <style:table-column-properties style:column-width="1.2388in"/>
    </style:style>
    <style:style style:name="TableColumn6" style:family="table-column">
      <style:table-column-properties style:column-width="1.3236in"/>
    </style:style>
    <style:style style:name="TableColumn7" style:family="table-column">
      <style:table-column-properties style:column-width="1.1548in"/>
    </style:style>
    <style:style style:name="Table2" style:family="table">
      <style:table-properties style:width="6.5902in" fo:margin-left="0.0645in" table:align="left"/>
    </style:style>
    <style:style style:name="TableRow8" style:family="table-row">
      <style:table-row-properties style:min-row-height="0.6958in"/>
    </style:style>
    <style:style style:name="TableCell9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Hyperlink" style:family="text">
      <style:text-properties style:font-name-asian="Times New Roman" style:font-name-complex="Calibri"/>
    </style:style>
    <style:style style:name="TableCell20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asian="Times New Roman" style:font-name-complex="Calibri"/>
    </style:style>
    <style:style style:name="TableCell26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Hyperlink" style:family="text">
      <style:text-properties style:font-name-asian="Times New Roman" style:font-name-complex="Calibri"/>
    </style:style>
    <style:style style:name="TableRow32" style:family="table-row">
      <style:table-row-properties style:min-row-height="0.2083in"/>
    </style:style>
    <style:style style:name="TableCell3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6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8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2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2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4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68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ableCell69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" style:parent-style-name="DefaultParagraphFont" style:family="text">
      <style:text-properties style:font-name-asian="Times New Roman" style:font-name-complex="Calibri" fo:color="#000000"/>
    </style:style>
    <style:style style:name="T73" style:parent-style-name="DefaultParagraphFont" style:family="text">
      <style:text-properties style:font-name="AdvTTb5929f4c" style:font-name-complex="AdvTTb5929f4c" fo:font-size="10pt" style:font-size-asian="10pt" style:font-size-complex="10pt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1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><text:s text:c="7"/></text:p>
          </table:table-cell>
          <table:table-cell table:style-name="TableCell14">
            <text:p text:style-name="P15"><text:span text:style-name="T16">Andriolo (Cochrane), 2017</text:span><text:span text:style-name="T17"><text:line-break/></text:span><text:span text:style-name="T18">PMID<text:s/></text:span><text:a xlink:href="http://pubmed.gov/28099689" office:target-frame-name="_top" xlink:show="replace"><text:span text:style-name="T19">28099689</text:span></text:a></text:p>
          </table:table-cell>
          <table:table-cell table:style-name="TableCell20">
            <text:p text:style-name="P21"><text:span text:style-name="T22">Westwood, 2015</text:span><text:span text:style-name="T23"><text:line-break/></text:span><text:span text:style-name="T24">PMID<text:s/></text:span><text:a xlink:href="http://pubmed.gov/26569153" office:target-frame-name="_top" xlink:show="replace"><text:span text:style-name="T25">26569153</text:span></text:a></text:p>
          </table:table-cell>
          <table:table-cell table:style-name="TableCell26">
            <text:p text:style-name="P27"><text:span text:style-name="T28">Prkno, 2013</text:span><text:span text:style-name="T29"><text:line-break/></text:span><text:span text:style-name="T30">PMID<text:s/></text:span><text:a xlink:href="http://pubmed.gov/24330744" office:target-frame-name="_top" xlink:show="replace"><text:span text:style-name="T31">24330744</text:span></text:a></text:p>
          </table:table-cell>
        </table:table-row>
        <table:table-row table:style-name="TableRow32">
          <table:table-cell table:style-name="TableCell33">
            <text:p text:style-name="P34">Efficacy: duration of antibiotic therapy compared to usual care</text:p>
            <text:p text:style-name="P35"/>
          </table:table-cell>
          <table:table-cell table:style-name="TableCell36">
            <text:p text:style-name="P37">Reduces duration by 1.50 days in subgroup of trials that encouraging<text:s/>stopping antibiotics before 5 days</text:p>
          </table:table-cell>
          <table:table-cell table:style-name="TableCell38">
            <text:p text:style-name="P39">No clear benefit</text:p>
          </table:table-cell>
          <table:table-cell table:style-name="TableCell40">
            <text:p text:style-name="P41">Reduces duration by 3.19 days</text:p>
          </table:table-cell>
          <table:table-cell table:style-name="TableCell42">
            <text:p text:style-name="P43">Reduces duration by 1.27 days</text:p>
          </table:table-cell>
        </table:table-row>
        <table:table-row table:style-name="TableRow44">
          <table:table-cell table:style-name="TableCell45">
            <text:p text:style-name="P46">Heterogeneity</text:p>
          </table:table-cell>
          <table:table-cell table:style-name="TableCell47">
            <text:p text:style-name="P48">49%<text:s/></text:p>
            <text:p text:style-name="P49">(after meta-regression)</text:p>
          </table:table-cell>
          <table:table-cell table:style-name="TableCell50">
            <text:p text:style-name="P51">86%</text:p>
          </table:table-cell>
          <table:table-cell table:style-name="TableCell52">
            <text:p text:style-name="P53">95%</text:p>
          </table:table-cell>
          <table:table-cell table:style-name="TableCell54">
            <text:p text:style-name="P55">None</text:p>
          </table:table-cell>
        </table:table-row>
        <table:table-row table:style-name="TableRow56">
          <table:table-cell table:style-name="TableCell57">
            <text:p text:style-name="P58">Efficacy: mortality</text:p>
            <text:p text:style-name="P59"/>
          </table:table-cell>
          <table:table-cell table:style-name="TableCell60">
            <text:p text:style-name="P61">Reduces with risk ratio 0.85 (95% CI: 0.74 to 0.97</text:p>
          </table:table-cell>
          <table:table-cell table:style-name="TableCell62">
            <text:p text:style-name="P63">No<text:s/>reduction. Risk ratio<text:s/>0.92 (95% CI: 0.81 to 1.05)</text:p>
          </table:table-cell>
          <table:table-cell table:style-name="TableCell64">
            <text:p text:style-name="P65">No reduction.<text:s/></text:p>
            <text:p text:style-name="P66"><text:span text:style-name="T67">Risk ratio<text:s/></text:span><text:span text:style-name="T68">0.98 (95% CI: 0.76 to 1.27)</text:span></text:p>
          </table:table-cell>
          <table:table-cell table:style-name="TableCell69">
            <text:p text:style-name="P70">No reduction.</text:p>
            <text:p text:style-name="P71"><text:span text:style-name="T72">Risk ratio<text:s/></text:span><text:span text:style-name="T73">1.02 (95% CI: 0.85 to 1.23)</text:span></text:p>
          </table:table-cell>
        </table:table-row>
        <table:table-row table:style-name="TableRow74">
          <table:table-cell table:style-name="TableCell75">
            <text:p text:style-name="P76">Heterogeneity:<text:s/></text:p>
          </table:table-cell>
          <table:table-cell table:style-name="TableCell77">
            <text:p text:style-name="P78">16%</text:p>
          </table:table-cell>
          <table:table-cell table:style-name="TableCell79">
            <text:p text:style-name="P80">11%</text:p>
          </table:table-cell>
          <table:table-cell table:style-name="TableCell81">
            <text:p text:style-name="P82">0%</text:p>
          </table:table-cell>
          <table:table-cell table:style-name="TableCell83">
            <text:p text:style-name="P84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dvTTebabd7da" svg:font-family="AdvTTebabd7da" style:font-family-generic="swiss" svg:panose-1="0 0 0 0 0 0 0 0 0 0"/>
    <style:font-face style:name="AdvTTb5929f4c" svg:font-family="AdvTTb5929f4c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28T13:22:00Z</meta:creation-date>
    <dc:date>2017-06-28T13:22:00Z</dc:date>
    <meta:print-date>2017-06-19T22:4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30" meta:character-count="875" meta:row-count="6" meta:non-whitespace-character-count="746"/>
  </office:meta>
</office:document-meta>
</file>